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f-mono" svg:font-family="'var ff-mono'"/>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8cbdf" officeooo:paragraph-rsid="0008cbdf"/>
    </style:style>
    <style:style style:name="P3" style:family="paragraph" style:parent-style-name="Standard">
      <style:text-properties officeooo:rsid="000b546c" officeooo:paragraph-rsid="000b546c"/>
    </style:style>
    <style:style style:name="P4" style:family="paragraph" style:parent-style-name="Standard">
      <style:text-properties officeooo:rsid="000c3673" officeooo:paragraph-rsid="000c3673"/>
    </style:style>
    <style:style style:name="P5" style:family="paragraph" style:parent-style-name="Standard">
      <style:text-properties officeooo:rsid="000ddc84" officeooo:paragraph-rsid="000ddc84"/>
    </style:style>
    <style:style style:name="P6" style:family="paragraph" style:parent-style-name="Standard">
      <style:text-properties officeooo:rsid="000f36e0" officeooo:paragraph-rsid="000f36e0"/>
    </style:style>
    <style:style style:name="P7" style:family="paragraph" style:parent-style-name="Standard">
      <style:text-properties officeooo:rsid="001001b2" officeooo:paragraph-rsid="001001b2"/>
    </style:style>
    <style:style style:name="P8"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9" style:family="paragraph" style:parent-style-name="Standard">
      <style:text-properties officeooo:rsid="001001b2" officeooo:paragraph-rsid="001001b2"/>
    </style:style>
    <style:style style:name="P10" style:family="paragraph" style:parent-style-name="Standard">
      <style:text-properties officeooo:rsid="001093e3" officeooo:paragraph-rsid="001093e3"/>
    </style:style>
    <style:style style:name="P11" style:family="paragraph" style:parent-style-name="Standard">
      <style:text-properties officeooo:rsid="0007a90c"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officeooo:rsid="000f36e0" officeooo:paragraph-rsid="00114abf"/>
    </style:style>
    <style:style style:name="P19" style:family="paragraph" style:parent-style-name="Standard">
      <style:text-properties officeooo:rsid="0011a5af" officeooo:paragraph-rsid="0011a5af"/>
    </style:style>
    <style:style style:name="T1" style:family="text">
      <style:text-properties officeooo:rsid="000ddc84"/>
    </style:style>
    <style:style style:name="T2" style:family="text">
      <style:text-properties officeooo:rsid="001093e3"/>
    </style:style>
    <style:style style:name="T3" style:family="text">
      <style:text-properties officeooo:rsid="00114abf"/>
    </style:style>
    <style:style style:name="T4" style:family="text">
      <style:text-properties fo:font-variant="normal" fo:text-transform="none" style:font-name="inherit" fo:font-size="9.75pt" fo:font-style="normal" fo:font-weight="normal" fo:background-color="transparent" loext:char-shading-value="0" loext:padding="0in" loext:border="none"/>
    </style:style>
    <style:style style:name="T5" style:family="text">
      <style:text-properties fo:font-variant="normal" fo:text-transform="none" style:font-name="inherit" fo:font-style="normal" fo:font-weight="normal" fo:background-color="transparent" loext:char-shading-value="0" loext:padding="0in" loext:border="none"/>
    </style:style>
    <style:style style:name="T6" style:family="text">
      <style:text-properties fo:font-variant="normal" fo:text-transform="none" fo:background-color="transparent" loext:char-shading-value="0" loext:padding="0in" loext:border="none"/>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1/11/23 </text:span></text:p>
      <text:p text:style-name="P11"/>
      <text:p text:style-name="P11">IP ADDRESS TRACKER Journey Content:</text:p>
      <text:p text:style-name="P1"/>
      <text:p text:style-name="P2">Starting out, my first thing to get this done would be plan out how I will get this project finished. </text:p>
      <text:p text:style-name="P2">I first want to start off by structuring the HTML file. </text:p>
      <text:p text:style-name="P2">I noticed first off that there is a blue box, with the word title IP Address Tracker, and under that is an input box, under that box is a collection of 4 cards that has the ip address, location, time zone, and ISP, and under that is a map. </text:p>
      <text:p text:style-name="P2"/>
      <text:p text:style-name="P2">I have never worked with linking API’s up to websites , so that will be a cool thing to learn. I need an IP Address tracker API and also a MAP API. , the style of this page seems pretty simple but well see. </text:p>
      <text:p text:style-name="P2"/>
      <text:p text:style-name="P3">ADD FORM – I added the form with the help of W3 schools. It is not perfect but it will do for right now. My first obstacle is trying to find out how to make the form hover over the header image. </text:p>
      <text:p text:style-name="P3"/>
      <text:p text:style-name="P4">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4"/>
      <text:p text:style-name="P14">Problem: Center form over image</text:p>
      <text:p text:style-name="P5"/>
      <text:p text:style-name="P18"><text:span text:style-name="T7">Problem: Center a heading over an image</text:span> </text:p>
      <text:p text:style-name="P18"/>
      <text:p text:style-name="P18">I had to end up getting rid of the label that was originally over the form and I inserted an heading, </text:p>
      <text:p text:style-name="P6"/>
      <text:p text:style-name="P6">- <text:s/><text:a xlink:type="simple" xlink:href="https://blog.hubspot.com/website/center-text-in-css" text:style-name="Internet_20_link" text:visited-style-name="Visited_20_Internet_20_Link">https://blog.hubspot.com/website/center-text-in-css</text:a></text:p>
      <text:p text:style-name="P6"/>
      <text:p text:style-name="P15">Problem: Put submit button to the side of the form</text:p>
      <text:p text:style-name="P7"/>
      <text:p text:style-name="P7">-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7"/>
      <text:p text:style-name="P10">1/12/23 - <text:a xlink:type="simple" xlink:href="http://jsfiddle.net/rohitazad/e94q3/12/" text:style-name="Internet_20_link" text:visited-style-name="Visited_20_Internet_20_Link">http://jsfiddle.net/rohitazad/e94q3/12/</text:a></text:p>
      <text:p text:style-name="P10"/>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3">- </text:span><text:span text:style-name="Source_20_Text"><text:span text:style-name="T4">input[type=submit]</text:span></text:span><text:span text:style-name="Source_20_Text"><text:span text:style-name="T5"> {</text:span></text:span></text:p>
      <text:p text:style-name="P8"><text:span text:style-name="Source_20_Text"><text:span text:style-name="T6"><text:s text:c="4"/></text:span></text:span><text:span text:style-name="Source_20_Text"><text:span text:style-name="T4">width</text:span></text:span><text:span text:style-name="Source_20_Text"><text:span text:style-name="T5">: </text:span></text:span><text:span text:style-name="Source_20_Text"><text:span text:style-name="T4">20em</text:span></text:span><text:span text:style-name="Source_20_Text"><text:span text:style-name="T5">; <text:s/></text:span></text:span><text:span text:style-name="Source_20_Text"><text:span text:style-name="T4">height</text:span></text:span><text:span text:style-name="Source_20_Text"><text:span text:style-name="T5">: </text:span></text:span><text:span text:style-name="Source_20_Text"><text:span text:style-name="T4">2em</text:span></text:span><text:span text:style-name="Source_20_Text"><text:span text:style-name="T5">;</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19"/>
      <text:p text:style-name="P19">- <text:a xlink:type="simple" xlink:href="https://www.geeksforgeeks.org/how-to-set-the-svg-background-color/" text:style-name="Internet_20_link" text:visited-style-name="Visited_20_Internet_20_Link">https://www.geeksforgeeks.org/how-to-set-the-svg-background-color/</text:a></text:p>
      <text:p text:style-name="P19"><text:soft-page-break/></text:p>
      <text:p text:style-name="P19"/>
      <text:p text:style-name="P19"/>
      <text:p text:style-name="P19">-</text:p>
      <text:p text:style-name="P12"/>
      <text:p text:style-name="P12"/>
      <text:p text:style-name="P10"/>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2T16:01:10.660397731</dc:date>
    <meta:editing-duration>PT2H46M37S</meta:editing-duration>
    <meta:editing-cycles>8</meta:editing-cycles>
    <meta:generator>LibreOffice/7.3.7.2$Linux_X86_64 LibreOffice_project/30$Build-2</meta:generator>
    <meta:document-statistic meta:table-count="0" meta:image-count="0" meta:object-count="0" meta:page-count="2" meta:paragraph-count="24" meta:word-count="293" meta:character-count="1922" meta:non-whitespace-character-count="1636"/>
  </office:meta>
</office:document-meta>
</file>